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c7b5" officeooo:paragraph-rsid="0015c7b5"/>
    </style:style>
    <style:style style:name="P2" style:family="paragraph" style:parent-style-name="Standard">
      <style:text-properties officeooo:rsid="0017e127" officeooo:paragraph-rsid="00196e14"/>
    </style:style>
    <style:style style:name="P3" style:family="paragraph" style:parent-style-name="Standard">
      <style:text-properties officeooo:rsid="0017e127" officeooo:paragraph-rsid="001e2131"/>
    </style:style>
    <style:style style:name="P4" style:family="paragraph" style:parent-style-name="Standard">
      <style:paragraph-properties fo:text-align="center" style:justify-single-word="false"/>
      <style:text-properties officeooo:rsid="0017e127" officeooo:paragraph-rsid="00196e14"/>
    </style:style>
    <style:style style:name="P5" style:family="paragraph" style:parent-style-name="Standard">
      <style:text-properties officeooo:rsid="001e2131" officeooo:paragraph-rsid="001e2131"/>
    </style:style>
    <style:style style:name="P6" style:family="paragraph" style:parent-style-name="Standard">
      <style:text-properties officeooo:rsid="001e2131" officeooo:paragraph-rsid="0028377c"/>
    </style:style>
    <style:style style:name="P7" style:family="paragraph" style:parent-style-name="Standard">
      <style:text-properties officeooo:rsid="0020afd8" officeooo:paragraph-rsid="0020afd8"/>
    </style:style>
    <style:style style:name="P8" style:family="paragraph" style:parent-style-name="Standard">
      <style:text-properties officeooo:rsid="00216f73" officeooo:paragraph-rsid="00216f73"/>
    </style:style>
    <style:style style:name="P9" style:family="paragraph" style:parent-style-name="Standard">
      <style:text-properties officeooo:rsid="0025e8e6" officeooo:paragraph-rsid="0025e8e6"/>
    </style:style>
    <style:style style:name="P10" style:family="paragraph" style:parent-style-name="Standard">
      <style:paragraph-properties fo:text-align="center" style:justify-single-word="false"/>
      <style:text-properties officeooo:rsid="0028377c" officeooo:paragraph-rsid="0028377c"/>
    </style:style>
    <style:style style:name="P11" style:family="paragraph" style:parent-style-name="Standard">
      <style:paragraph-properties fo:text-align="center" style:justify-single-word="false"/>
      <style:text-properties officeooo:rsid="0029f979" officeooo:paragraph-rsid="0029f979"/>
    </style:style>
    <style:style style:name="P12" style:family="paragraph" style:parent-style-name="Standard">
      <style:paragraph-properties fo:text-align="center" style:justify-single-word="false"/>
      <style:text-properties officeooo:rsid="00350b4a" officeooo:paragraph-rsid="00350b4a"/>
    </style:style>
    <style:style style:name="P13" style:family="paragraph" style:parent-style-name="Standard">
      <style:paragraph-properties fo:text-align="start" style:justify-single-word="false"/>
      <style:text-properties officeooo:rsid="00350b4a" officeooo:paragraph-rsid="00350b4a"/>
    </style:style>
    <style:style style:name="P14" style:family="paragraph" style:parent-style-name="Standard">
      <style:paragraph-properties fo:text-align="start" style:justify-single-word="false"/>
      <style:text-properties officeooo:rsid="00362a81" officeooo:paragraph-rsid="00362a81"/>
    </style:style>
    <style:style style:name="P15" style:family="paragraph" style:parent-style-name="Standard">
      <style:paragraph-properties fo:text-align="start" style:justify-single-word="false"/>
      <style:text-properties fo:font-size="10pt" officeooo:rsid="00380eb4" officeooo:paragraph-rsid="00380eb4" style:font-size-asian="10pt" style:font-size-complex="10pt"/>
    </style:style>
    <style:style style:name="P16" style:family="paragraph" style:parent-style-name="Standard">
      <style:paragraph-properties fo:text-align="start" style:justify-single-word="false"/>
      <style:text-properties style:font-name="Liberation Serif" fo:font-size="12pt" officeooo:rsid="00380eb4" officeooo:paragraph-rsid="00380eb4" style:font-size-asian="12pt" style:font-size-complex="12pt"/>
    </style:style>
    <style:style style:name="P17" style:family="paragraph" style:parent-style-name="Standard">
      <style:paragraph-properties fo:text-align="center" style:justify-single-word="false"/>
      <style:text-properties style:font-name="Liberation Serif" fo:font-size="12pt" officeooo:rsid="00380eb4" officeooo:paragraph-rsid="00380eb4" style:font-size-asian="12pt" style:font-size-complex="12pt"/>
    </style:style>
    <style:style style:name="P18" style:family="paragraph" style:parent-style-name="Standard">
      <style:paragraph-properties fo:text-align="start" style:justify-single-word="false"/>
      <style:text-properties style:font-name="Liberation Serif" fo:font-size="12pt" officeooo:rsid="003af625" officeooo:paragraph-rsid="003af625" style:font-size-asian="12pt" style:font-size-complex="12pt"/>
    </style:style>
    <style:style style:name="P19" style:family="paragraph" style:parent-style-name="Standard">
      <style:paragraph-properties fo:text-align="start" style:justify-single-word="false"/>
      <style:text-properties style:font-name="Liberation Serif" fo:font-size="12pt" officeooo:rsid="003af625" officeooo:paragraph-rsid="003ea8a6" style:font-size-asian="12pt" style:font-size-complex="12pt"/>
    </style:style>
    <style:style style:name="P20" style:family="paragraph" style:parent-style-name="Standard">
      <style:paragraph-properties fo:text-align="center" style:justify-single-word="false"/>
      <style:text-properties style:font-name="Liberation Serif" fo:font-size="12pt" officeooo:rsid="003af625" officeooo:paragraph-rsid="003af625" style:font-size-asian="12pt" style:font-size-complex="12pt"/>
    </style:style>
    <style:style style:name="P21" style:family="paragraph" style:parent-style-name="Standard">
      <style:paragraph-properties fo:text-align="start" style:justify-single-word="false"/>
      <style:text-properties style:font-name="Liberation Serif" fo:font-size="12pt" officeooo:rsid="003bd449" officeooo:paragraph-rsid="003dce41" style:font-size-asian="12pt" style:font-size-complex="12pt"/>
    </style:style>
    <style:style style:name="P22" style:family="paragraph" style:parent-style-name="Standard">
      <style:paragraph-properties fo:text-align="start" style:justify-single-word="false"/>
      <style:text-properties style:font-name="Liberation Serif" fo:font-size="12pt" officeooo:rsid="003bd449" officeooo:paragraph-rsid="0040c7a3" style:font-size-asian="12pt" style:font-size-complex="12pt"/>
    </style:style>
    <style:style style:name="P23" style:family="paragraph" style:parent-style-name="Standard">
      <style:paragraph-properties fo:text-align="center" style:justify-single-word="false"/>
      <style:text-properties style:font-name="Liberation Serif" fo:font-size="12pt" officeooo:rsid="003bd449" officeooo:paragraph-rsid="003bd449" style:font-size-asian="12pt" style:font-size-complex="12pt"/>
    </style:style>
    <style:style style:name="P24" style:family="paragraph" style:parent-style-name="Standard">
      <style:paragraph-properties fo:text-align="center" style:justify-single-word="false"/>
      <style:text-properties style:font-name="Liberation Serif" fo:font-size="12pt" officeooo:rsid="003ea8a6" officeooo:paragraph-rsid="003ea8a6" style:font-size-asian="12pt" style:font-size-complex="12pt"/>
    </style:style>
    <style:style style:name="P25" style:family="paragraph" style:parent-style-name="Standard">
      <style:paragraph-properties fo:text-align="start" style:justify-single-word="false"/>
      <style:text-properties style:font-name="Liberation Serif" fo:font-size="12pt" officeooo:rsid="003ea8a6" officeooo:paragraph-rsid="0040c7a3" style:font-size-asian="12pt" style:font-size-complex="12pt"/>
    </style:style>
    <style:style style:name="P26" style:family="paragraph" style:parent-style-name="Standard">
      <style:paragraph-properties fo:text-align="start" style:justify-single-word="false"/>
      <style:text-properties style:font-name="Liberation Serif" fo:font-size="12pt" officeooo:rsid="00443760" officeooo:paragraph-rsid="0045f4bd" style:font-size-asian="12pt" style:font-size-complex="12pt"/>
    </style:style>
    <style:style style:name="P27" style:family="paragraph" style:parent-style-name="Standard">
      <style:paragraph-properties fo:text-align="center" style:justify-single-word="false"/>
      <style:text-properties style:font-name="Liberation Serif" fo:font-size="12pt" officeooo:rsid="00443760" officeooo:paragraph-rsid="00443760" style:font-size-asian="12pt" style:font-size-complex="12pt"/>
    </style:style>
    <style:style style:name="P28" style:family="paragraph" style:parent-style-name="Standard">
      <style:paragraph-properties fo:text-align="start" style:justify-single-word="false"/>
      <style:text-properties style:font-name="Liberation Serif" fo:font-size="12pt" officeooo:rsid="0047a007" officeooo:paragraph-rsid="0047a007" style:font-size-asian="12pt" style:font-size-complex="12pt"/>
    </style:style>
    <style:style style:name="P29" style:family="paragraph" style:parent-style-name="Standard">
      <style:paragraph-properties fo:text-align="start" style:justify-single-word="false"/>
      <style:text-properties style:font-name="Liberation Serif" fo:font-size="12pt" officeooo:rsid="004b1872" officeooo:paragraph-rsid="004b1872" style:font-size-asian="12pt" style:font-size-complex="12pt"/>
    </style:style>
    <style:style style:name="P30" style:family="paragraph" style:parent-style-name="Standard">
      <style:paragraph-properties fo:text-align="start" style:justify-single-word="false"/>
      <style:text-properties style:font-name="Liberation Serif" fo:font-size="12pt" officeooo:rsid="004c58ce" officeooo:paragraph-rsid="004c58ce" style:font-size-asian="12pt" style:font-size-complex="12pt"/>
    </style:style>
    <style:style style:name="P31" style:family="paragraph" style:parent-style-name="Standard">
      <style:paragraph-properties fo:text-align="center" style:justify-single-word="false"/>
      <style:text-properties style:font-name="Liberation Serif" fo:font-size="12pt" officeooo:rsid="004df51e" officeooo:paragraph-rsid="004df51e" style:font-size-asian="12pt" style:font-size-complex="12pt"/>
    </style:style>
    <style:style style:name="P32" style:family="paragraph" style:parent-style-name="Standard">
      <style:paragraph-properties fo:text-align="start" style:justify-single-word="false"/>
      <style:text-properties style:font-name="Liberation Serif" fo:font-size="12pt" officeooo:rsid="004f2ca5" officeooo:paragraph-rsid="004f2ca5" style:font-size-asian="12pt" style:font-size-complex="12pt"/>
    </style:style>
    <style:style style:name="P33" style:family="paragraph" style:parent-style-name="Standard">
      <style:paragraph-properties fo:text-align="center" style:justify-single-word="false"/>
      <style:text-properties style:font-name="Liberation Serif" fo:font-size="12pt" officeooo:rsid="004f2ca5" officeooo:paragraph-rsid="004f2ca5" style:font-size-asian="12pt" style:font-size-complex="12pt"/>
    </style:style>
    <style:style style:name="P34" style:family="paragraph" style:parent-style-name="Standard">
      <style:paragraph-properties fo:text-align="start" style:justify-single-word="false"/>
      <style:text-properties style:font-name="Liberation Serif" fo:font-size="12pt" officeooo:rsid="00510da6" officeooo:paragraph-rsid="00510da6" style:font-size-asian="12pt" style:font-size-complex="12pt"/>
    </style:style>
    <style:style style:name="P35" style:family="paragraph" style:parent-style-name="Standard">
      <style:paragraph-properties fo:text-align="start" style:justify-single-word="false"/>
      <style:text-properties style:font-name="Liberation Serif" fo:font-size="12pt" officeooo:rsid="00510da6" officeooo:paragraph-rsid="0052280c" style:font-size-asian="12pt" style:font-size-complex="12pt"/>
    </style:style>
    <style:style style:name="P36" style:family="paragraph" style:parent-style-name="Standard">
      <style:paragraph-properties fo:text-align="center" style:justify-single-word="false"/>
      <style:text-properties style:font-name="Liberation Serif" fo:font-size="12pt" officeooo:rsid="00510da6" officeooo:paragraph-rsid="00510da6" style:font-size-asian="12pt" style:font-size-complex="12pt"/>
    </style:style>
    <style:style style:name="P37" style:family="paragraph" style:parent-style-name="Standard">
      <style:paragraph-properties fo:text-align="start" style:justify-single-word="false"/>
      <style:text-properties style:font-name="Liberation Serif" fo:font-size="12pt" officeooo:rsid="0052280c" officeooo:paragraph-rsid="0052280c" style:font-size-asian="12pt" style:font-size-complex="12pt"/>
    </style:style>
    <style:style style:name="P38" style:family="paragraph" style:parent-style-name="Standard">
      <style:paragraph-properties fo:text-align="center" style:justify-single-word="false"/>
      <style:text-properties style:font-name="Liberation Serif" fo:font-size="12pt" officeooo:rsid="0052280c" officeooo:paragraph-rsid="0052280c" style:font-size-asian="12pt" style:font-size-complex="12pt"/>
    </style:style>
    <style:style style:name="P39" style:family="paragraph" style:parent-style-name="Standard">
      <style:paragraph-properties fo:text-align="start" style:justify-single-word="false"/>
      <style:text-properties style:font-name="Liberation Serif" fo:font-size="12pt" officeooo:rsid="0055a207" officeooo:paragraph-rsid="0055a207" style:font-size-asian="12pt" style:font-size-complex="12pt"/>
    </style:style>
    <style:style style:name="P40" style:family="paragraph" style:parent-style-name="Standard">
      <style:paragraph-properties fo:text-align="center" style:justify-single-word="false"/>
      <style:text-properties style:font-name="Liberation Serif" fo:font-size="12pt" officeooo:rsid="005bf7e1" officeooo:paragraph-rsid="005bf7e1" style:font-size-asian="12pt" style:font-size-complex="12pt"/>
    </style:style>
    <style:style style:name="P41" style:family="paragraph" style:parent-style-name="Standard">
      <style:paragraph-properties fo:text-align="start" style:justify-single-word="false"/>
      <style:text-properties style:font-name="Liberation Serif" fo:font-size="12pt" officeooo:rsid="005bf7e1" officeooo:paragraph-rsid="005bf7e1" style:font-size-asian="12pt" style:font-size-complex="12pt"/>
    </style:style>
    <style:style style:name="P42" style:family="paragraph" style:parent-style-name="Standard">
      <style:text-properties officeooo:paragraph-rsid="0068ddb8"/>
    </style:style>
    <style:style style:name="P43" style:family="paragraph" style:parent-style-name="Standard">
      <style:paragraph-properties fo:text-align="center" style:justify-single-word="false"/>
      <style:text-properties officeooo:rsid="006c75fc" officeooo:paragraph-rsid="006c75fc"/>
    </style:style>
    <style:style style:name="P44" style:family="paragraph" style:parent-style-name="Standard">
      <style:paragraph-properties fo:text-align="start" style:justify-single-word="false"/>
      <style:text-properties officeooo:rsid="006c75fc" officeooo:paragraph-rsid="006c75fc"/>
    </style:style>
    <style:style style:name="P45" style:family="paragraph" style:parent-style-name="Standard">
      <style:paragraph-properties fo:margin-left="0in" fo:margin-right="0in" fo:text-indent="0in" style:auto-text-indent="false" fo:background-color="#000000">
        <style:tab-stops>
          <style:tab-stop style:position="0.1161in"/>
        </style:tab-stops>
        <style:background-image/>
      </style:paragraph-properties>
      <style:text-properties style:font-name="Monospace" fo:font-size="10pt" officeooo:rsid="0020afd8" officeooo:paragraph-rsid="0020afd8" fo:background-color="transparent" style:font-size-asian="10pt" style:font-size-complex="10pt"/>
    </style:style>
    <style:style style:name="P46" style:family="paragraph" style:parent-style-name="Standard">
      <style:paragraph-properties fo:margin-left="0in" fo:margin-right="0in" fo:text-align="center" style:justify-single-word="false" fo:text-indent="0in" style:auto-text-indent="false" fo:background-color="transparent">
        <style:tab-stops>
          <style:tab-stop style:position="0.1161in"/>
        </style:tab-stops>
        <style:background-image/>
      </style:paragraph-properties>
      <style:text-properties style:font-name="Liberation Serif" fo:font-size="12pt" officeooo:rsid="0028377c" officeooo:paragraph-rsid="0028377c" fo:background-color="transparent" style:font-size-asian="12pt" style:font-size-complex="12pt"/>
    </style:style>
    <style:style style:name="P47" style:family="paragraph" style:parent-style-name="Standard" style:master-page-name="">
      <style:paragraph-properties fo:margin-left="0in" fo:margin-right="0in" fo:text-indent="0in" style:auto-text-indent="false" style:page-number="auto" fo:background-color="#000000">
        <style:tab-stops>
          <style:tab-stop style:position="0.1161in"/>
        </style:tab-stops>
        <style:background-image/>
      </style:paragraph-properties>
      <style:text-properties style:font-name="Monospace" fo:font-size="10pt" officeooo:rsid="0020afd8" officeooo:paragraph-rsid="0020afd8" fo:background-color="transparent" style:font-size-asian="10pt" style:font-size-complex="10pt"/>
    </style:style>
    <style:style style:name="P48" style:family="paragraph" style:parent-style-name="Standard">
      <style:paragraph-properties fo:background-color="#c0c0c0">
        <style:background-image/>
      </style:paragraph-properties>
      <style:text-properties style:font-name="Monospace" fo:font-size="10pt" officeooo:rsid="0027e4ca" officeooo:paragraph-rsid="0027e4ca" style:font-size-asian="10pt" style:font-size-complex="10pt"/>
    </style:style>
    <style:style style:name="P49" style:family="paragraph" style:parent-style-name="Standard">
      <style:paragraph-properties fo:background-color="#c0c0c0">
        <style:background-image/>
      </style:paragraph-properties>
      <style:text-properties style:font-name="Monospace" fo:font-size="10pt" officeooo:rsid="0027e4ca" officeooo:paragraph-rsid="0029f979" style:font-size-asian="10pt" style:font-size-complex="10pt"/>
    </style:style>
    <style:style style:name="P50" style:family="paragraph" style:parent-style-name="Standard">
      <style:paragraph-properties fo:text-align="start" style:justify-single-word="false" fo:background-color="#c0c0c0">
        <style:background-image/>
      </style:paragraph-properties>
      <style:text-properties style:font-name="Monospace" fo:font-size="10pt" officeooo:rsid="00380eb4" officeooo:paragraph-rsid="00380eb4" style:font-size-asian="10pt" style:font-size-complex="10pt"/>
    </style:style>
    <style:style style:name="P51" style:family="paragraph" style:parent-style-name="Standard">
      <style:paragraph-properties fo:background-color="#c0c0c0">
        <style:background-image/>
      </style:paragraph-properties>
      <style:text-properties fo:color="#ff0000" style:font-name="Monospace" fo:font-size="10pt" officeooo:rsid="0027e4ca" officeooo:paragraph-rsid="0029f979" style:font-size-asian="10pt" style:font-size-complex="10pt"/>
    </style:style>
    <style:style style:name="P52" style:family="paragraph" style:parent-style-name="Standard">
      <style:paragraph-properties fo:background-color="#c0c0c0">
        <style:background-image/>
      </style:paragraph-properties>
      <style:text-properties fo:color="#000000" style:font-name="Monospace" fo:font-size="10pt" officeooo:rsid="0027e4ca" officeooo:paragraph-rsid="0027e4ca" style:font-size-asian="10pt" style:font-size-complex="10pt"/>
    </style:style>
    <style:style style:name="P53" style:family="paragraph" style:parent-style-name="Standard">
      <style:paragraph-properties fo:background-color="#000000">
        <style:background-image/>
      </style:paragraph-properties>
      <style:text-properties style:font-name="Monospace" fo:font-size="10pt" officeooo:rsid="00350b4a" officeooo:paragraph-rsid="00350b4a" style:font-size-asian="10pt" style:font-size-complex="10pt"/>
    </style:style>
    <style:style style:name="P54" style:family="paragraph" style:parent-style-name="codesample">
      <style:text-properties officeooo:rsid="00697ee4" officeooo:paragraph-rsid="00697ee4"/>
    </style:style>
    <style:style style:name="P55" style:family="paragraph" style:parent-style-name="codesample">
      <style:text-properties officeooo:rsid="006c75fc" officeooo:paragraph-rsid="006c75fc"/>
    </style:style>
    <style:style style:name="P56" style:family="paragraph" style:parent-style-name="codesample">
      <style:text-properties officeooo:rsid="006fe8c9" officeooo:paragraph-rsid="006fe8c9"/>
    </style:style>
    <style:style style:name="P57" style:family="paragraph" style:parent-style-name="Text_20_body">
      <style:paragraph-properties fo:text-align="center" style:justify-single-word="false"/>
      <style:text-properties officeooo:rsid="0066c99d" officeooo:paragraph-rsid="0066c99d"/>
    </style:style>
    <style:style style:name="P58" style:family="paragraph" style:parent-style-name="Standard">
      <style:text-properties officeooo:rsid="0075ab51" officeooo:paragraph-rsid="0075ab51"/>
    </style:style>
    <style:style style:name="P59" style:family="paragraph" style:parent-style-name="Standard">
      <style:paragraph-properties fo:text-align="start" style:justify-single-word="false"/>
      <style:text-properties officeooo:rsid="0075ab51" officeooo:paragraph-rsid="0075ab51"/>
    </style:style>
    <style:style style:name="P60" style:family="paragraph" style:parent-style-name="Standard">
      <style:text-properties officeooo:rsid="0017e127" officeooo:paragraph-rsid="001e2131"/>
    </style:style>
    <style:style style:name="P61" style:family="paragraph" style:parent-style-name="Standard">
      <style:paragraph-properties fo:text-align="start" style:justify-single-word="false"/>
      <style:text-properties style:font-name="Liberation Serif" fo:font-size="12pt" officeooo:rsid="003bd449" officeooo:paragraph-rsid="0077b6fa" style:font-size-asian="12pt" style:font-size-complex="12pt"/>
    </style:style>
    <style:style style:name="P62" style:family="paragraph" style:parent-style-name="Standard">
      <style:paragraph-properties fo:text-align="start" style:justify-single-word="false"/>
      <style:text-properties style:font-name="Liberation Serif" fo:font-size="12pt" officeooo:rsid="0055a207" officeooo:paragraph-rsid="0055a207" style:font-size-asian="12pt" style:font-size-complex="12pt"/>
    </style:style>
    <style:style style:name="P63" style:family="paragraph" style:parent-style-name="Standard">
      <style:paragraph-properties fo:text-align="start" style:justify-single-word="false"/>
      <style:text-properties officeooo:rsid="006c75fc" officeooo:paragraph-rsid="006c75fc"/>
    </style:style>
    <style:style style:name="P64" style:family="paragraph" style:parent-style-name="Standard">
      <style:paragraph-properties fo:text-align="start" style:justify-single-word="false"/>
      <style:text-properties officeooo:rsid="00795a7d" officeooo:paragraph-rsid="00795a7d"/>
    </style:style>
    <style:style style:name="P65" style:family="paragraph" style:parent-style-name="Standard">
      <style:text-properties officeooo:rsid="001e2131" officeooo:paragraph-rsid="001e2131"/>
    </style:style>
    <style:style style:name="P66" style:family="paragraph" style:parent-style-name="Text_20_body">
      <style:paragraph-properties fo:text-align="center" style:justify-single-word="false"/>
    </style:style>
    <style:style style:name="T1" style:family="text">
      <style:text-properties officeooo:rsid="00196e14"/>
    </style:style>
    <style:style style:name="T2" style:family="text">
      <style:text-properties officeooo:rsid="001ca505"/>
    </style:style>
    <style:style style:name="T3" style:family="text">
      <style:text-properties officeooo:rsid="00216f73"/>
    </style:style>
    <style:style style:name="T4" style:family="text">
      <style:text-properties officeooo:rsid="0026bc72"/>
    </style:style>
    <style:style style:name="T5" style:family="text">
      <style:text-properties officeooo:rsid="0028377c"/>
    </style:style>
    <style:style style:name="T6" style:family="text">
      <style:text-properties officeooo:rsid="002b752c"/>
    </style:style>
    <style:style style:name="T7" style:family="text">
      <style:text-properties officeooo:rsid="002cbb64"/>
    </style:style>
    <style:style style:name="T8" style:family="text">
      <style:text-properties officeooo:rsid="0035a5a5"/>
    </style:style>
    <style:style style:name="T9" style:family="text">
      <style:text-properties officeooo:rsid="00380eb4"/>
    </style:style>
    <style:style style:name="T10" style:family="text">
      <style:text-properties fo:color="#ff0000"/>
    </style:style>
    <style:style style:name="T11" style:family="text">
      <style:text-properties fo:color="#000000"/>
    </style:style>
    <style:style style:name="T12" style:family="text">
      <style:text-properties officeooo:rsid="00387aac"/>
    </style:style>
    <style:style style:name="T13" style:family="text">
      <style:text-properties officeooo:rsid="003b4a77"/>
    </style:style>
    <style:style style:name="T14" style:family="text">
      <style:text-properties officeooo:rsid="003ea8a6"/>
    </style:style>
    <style:style style:name="T15" style:family="text">
      <style:text-properties officeooo:rsid="00418ffd"/>
    </style:style>
    <style:style style:name="T16" style:family="text">
      <style:text-properties officeooo:rsid="0045f4bd"/>
    </style:style>
    <style:style style:name="T17" style:family="text">
      <style:text-properties officeooo:rsid="0049f3e2"/>
    </style:style>
    <style:style style:name="T18" style:family="text">
      <style:text-properties officeooo:rsid="004c58ce"/>
    </style:style>
    <style:style style:name="T19" style:family="text">
      <style:text-properties officeooo:rsid="004df51e"/>
    </style:style>
    <style:style style:name="T20" style:family="text">
      <style:text-properties officeooo:rsid="004f2ca5"/>
    </style:style>
    <style:style style:name="T21" style:family="text">
      <style:text-properties officeooo:rsid="00510da6"/>
    </style:style>
    <style:style style:name="T22" style:family="text">
      <style:text-properties officeooo:rsid="0052280c"/>
    </style:style>
    <style:style style:name="T23" style:family="text">
      <style:text-properties officeooo:rsid="0053d932"/>
    </style:style>
    <style:style style:name="T24" style:family="text">
      <style:text-properties officeooo:rsid="005935ff"/>
    </style:style>
    <style:style style:name="T25" style:family="text">
      <style:text-properties officeooo:rsid="005ff718"/>
    </style:style>
    <style:style style:name="T26" style:family="text">
      <style:text-properties officeooo:rsid="0060edac"/>
    </style:style>
    <style:style style:name="T27" style:family="text">
      <style:text-properties officeooo:rsid="0065b53e"/>
    </style:style>
    <style:style style:name="T28" style:family="text">
      <style:text-properties officeooo:rsid="0066c99d"/>
    </style:style>
    <style:style style:name="T29" style:family="text">
      <style:text-properties officeooo:rsid="00675682"/>
    </style:style>
    <style:style style:name="T30" style:family="text">
      <style:text-properties officeooo:rsid="0068ddb8"/>
    </style:style>
    <style:style style:name="T31" style:family="text">
      <style:text-properties officeooo:rsid="006e727c"/>
    </style:style>
    <style:style style:name="T32" style:family="text">
      <style:text-properties officeooo:rsid="006fe8c9"/>
    </style:style>
    <style:style style:name="T33" style:family="text">
      <style:text-properties officeooo:rsid="00747a02"/>
    </style:style>
    <style:style style:name="T34" style:family="text">
      <style:text-properties officeooo:rsid="00765d9d"/>
    </style:style>
    <style:style style:name="T35" style:family="text">
      <style:text-properties officeooo:rsid="0077b6fa"/>
    </style:style>
    <style:style style:name="T36" style:family="text">
      <style:text-properties officeooo:rsid="007938c4"/>
    </style:style>
    <style:style style:name="T37" style:family="text">
      <style:text-properties officeooo:rsid="00795a7d"/>
    </style:style>
    <style:style style:name="T38" style:family="text">
      <style:text-properties officeooo:rsid="007ae3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for csv_lib/utility.py</text:p>
      <text:p text:style-name="P1"/>
      <text:p text:style-name="P1"><text:tab/>This tutorial will demonstrate how to created a utility from the tools provided in the <text:span text:style-name="T33">library</text:span> csv_lib. The base class used to create a utility form theses tools is utility_base and in contained in csv_lib/utility. </text:p>
      <text:p text:style-name="P1"/>
      <text:p text:style-name="P1"/>
      <text:p text:style-name="P1"/>
      <text:p text:style-name="P58">Setting up the basics:</text:p>
      <text:p text:style-name="P3"/>
      <text:p text:style-name="P3"><text:tab/><text:span text:style-name="T1">I</text:span>mport the modules needed to set up the utility, and set up our utility. <text:span text:style-name="T2">We set up our utility by creating a class that inherits for utility_base. Utility_base runs the utility, and also has features to process command line arguments, track errors, and time the utility. Create the class and set up the __init__ function by first calling utility_base's __init__ using the super keyword. See code sample 1. </text:span></text:p>
      <text:p text:style-name="P2"/>
      <text:p text:style-name="P48">"""</text:p>
      <text:p text:style-name="P48">TutorialUtility</text:p>
      <text:p text:style-name="P48">rawser spicer</text:p>
      <text:p text:style-name="P48">2014/11/04</text:p>
      <text:p text:style-name="P48">"""</text:p>
      <text:p text:style-name="P48">import csv_lib.utility as ut<text:span text:style-name="T11">il # for utility_base</text:span></text:p>
      <text:p text:style-name="P52">import datetime as dt <text:s text:c="9"/># for getting the current date/time</text:p>
      <text:p text:style-name="P52">from random import randint <text:s text:c="4"/># <text:span text:style-name="T9">generating</text:span> random int</text:p>
      <text:p text:style-name="P52"/>
      <text:p text:style-name="P48"/>
      <text:p text:style-name="P48"/>
      <text:p text:style-name="P48">class TutorialUtility(util.utility_base):</text:p>
      <text:p text:style-name="P48"><text:s text:c="4"/>"""</text:p>
      <text:p text:style-name="P48"><text:s text:c="8"/>this is a tutorial utility </text:p>
      <text:p text:style-name="P48"><text:s text:c="4"/>"""</text:p>
      <text:p text:style-name="P48"><text:s text:c="4"/>def __init__(self):</text:p>
      <text:p text:style-name="P48"><text:s text:c="8"/>"""</text:p>
      <text:p text:style-name="P48"><text:s text:c="12"/>initlize utility</text:p>
      <text:p text:style-name="P48"><text:s text:c="8"/>"""</text:p>
      <text:p text:style-name="P48"><text:s text:c="8"/>super(TutorialUtility, self).__init__(" Tutorial Utility " ,</text:p>
      <text:p text:style-name="P48"><text:s text:c="20"/>() ,(), "replace with help")</text:p>
      <text:p text:style-name="P48"><text:s text:c="4"/></text:p>
      <text:p text:style-name="P48"><text:s text:c="8"/></text:p>
      <text:p text:style-name="P48"/>
      <text:p text:style-name="P48"># run the utility</text:p>
      <text:p text:style-name="P48">if __name__ == "__main__":</text:p>
      <text:p text:style-name="P48"><text:s text:c="4"/>the_utility = TutorialUtility() # create utility instance </text:p>
      <text:p text:style-name="P48"><text:s text:c="4"/>the_utility.run() <text:s text:c="14"/># run() is <text:span text:style-name="T9">defined</text:span> in utility_base</text:p>
      <text:p text:style-name="P4"><text:span text:style-name="T33">Ccode sample 1: set-up</text:span></text:p>
      <text:p text:style-name="P10"/>
      <text:p text:style-name="P6"><text:span text:style-name="T5"><text:tab/>Code sample</text:span> 1 also shows <text:span text:style-name="T33">how to set up the utility so that it can be run from the command line</text:span>. <text:span text:style-name="T3">An instance of the class is created and then run() is called. </text:span>This will allow “python tutorial.py” to run the utility.<text:span text:style-name="T3"> The run function calls main() which is a function we will need to write. Run sample 1 shows what the utility currently outputs.</text:span></text:p>
      <text:p text:style-name="P5"/>
      <text:p text:style-name="P5"/>
      <text:p text:style-name="P5"/>
      <text:p text:style-name="P5"/>
      <text:p text:style-name="P47"><text:soft-page-break/>$ python tutorial.py <text:s text:c="58"/></text:p>
      <text:p text:style-name="P45">------------------------------- Tutorial Utility ------------------------------- </text:p>
      <text:p text:style-name="P45"><text:s text:c="22"/>This is an example main function, &amp; <text:s text:c="22"/></text:p>
      <text:p text:style-name="P45"><text:s text:c="22"/>child classes should overwrite this. <text:s text:c="21"/></text:p>
      <text:p text:style-name="P45">---------------------------utitily has run sucessfully--------------------------</text:p>
      <text:p text:style-name="P46">run sample 1</text:p>
      <text:p text:style-name="P7"/>
      <text:p text:style-name="P7"><text:tab/><text:span text:style-name="T3">Running the utility now doesn't do much, as we have not written our main function, so utility_base's is being called by run(). Run is fully defined in utility_base so we do not need to write our own</text:span></text:p>
      <text:p text:style-name="P7"/>
      <text:p text:style-name="P8"><text:tab/>The utility can also be run from interactive python by creating an instance of the class, and then using the run function. This can be useful for debugging.</text:p>
      <text:p text:style-name="P8"/>
      <text:p text:style-name="P58">Adding a main function:</text:p>
      <text:p text:style-name="P9"/>
      <text:p text:style-name="P9"><text:tab/>We need to write main. Add a function main to your class. <text:span text:style-name="T4">Let's have it generate and print a random integer. </text:span></text:p>
      <text:p text:style-name="P49"/>
      <text:p text:style-name="P49"><text:s text:c="4"/>def main(self):</text:p>
      <text:p text:style-name="P49"><text:s text:c="8"/><text:span text:style-name="T10">"""</text:span></text:p>
      <text:p text:style-name="P51"><text:s text:c="12"/>body of utility</text:p>
      <text:p text:style-name="P51"><text:s text:c="8"/>"""</text:p>
      <text:p text:style-name="P49"><text:s text:c="8"/>num = randint(0,99)</text:p>
      <text:p text:style-name="P49"><text:s text:c="8"/>print "the random # is " + str(num)</text:p>
      <text:p text:style-name="P11">Code Sample 2: <text:span text:style-name="T6">simple </text:span>main function</text:p>
      <text:p text:style-name="P9"/>
      <text:p text:style-name="P9"><text:tab/><text:span text:style-name="T7">Running the utility now will now out put the “the random # is &lt;random #&gt;” on the left side of the terminal, as in sample output 2. </text:span></text:p>
      <text:p text:style-name="P9"/>
      <text:p text:style-name="P53">python tutorial.py </text:p>
      <text:p text:style-name="P53">------------------------------- Tutorial Utility ------------------------------- </text:p>
      <text:p text:style-name="P53">the random # is 18 </text:p>
      <text:p text:style-name="P53">---------------------------utitily has run sucessfully-------------------------- </text:p>
      <text:p text:style-name="P12">sample output 2</text:p>
      <text:p text:style-name="P12"/>
      <text:p text:style-name="P13"><text:tab/><text:span text:style-name="T8">Next well work on getting command line arguments to do something more interesting. </text:span></text:p>
      <text:p text:style-name="P13"/>
      <text:p text:style-name="P59"><text:span text:style-name="T34">Command Line</text:span> <text:span text:style-name="T34">A</text:span>rguments</text:p>
      <text:p text:style-name="P14"/>
      <text:p text:style-name="P14"><text:tab/>Utility_base supports two kinds of command line arguments, required and optional. Required arguments absolutely must be provided. An error will be generated if they are not. Optional flags will not generate an error and do not need to be provided. Flags for arguments are provided as a pair tuples of strings. The first tuple is is for the required flags and the second is for the optional. These tuples are passed as arguments to the super function. Code sample 3 shows a modified init function. </text:p>
      <text:p text:style-name="P14"/>
      <text:p text:style-name="P15"><text:s text:c="3"/></text:p>
      <text:p text:style-name="P15"/>
      <text:p text:style-name="P15"/>
      <text:p text:style-name="P15"/>
      <text:p text:style-name="P15"/>
      <text:p text:style-name="P15"/>
      <text:p text:style-name="P15"><text:soft-page-break/></text:p>
      <text:p text:style-name="P50"><text:s/>def __init__(self):</text:p>
      <text:p text:style-name="P50"><text:s text:c="8"/>"""</text:p>
      <text:p text:style-name="P50"><text:s text:c="12"/>initlize utility</text:p>
      <text:p text:style-name="P50"><text:s text:c="8"/>"""</text:p>
      <text:p text:style-name="P50"><text:s text:c="8"/># calls utility_base's __init__</text:p>
      <text:p text:style-name="P50"><text:s text:c="8"/>super(TutorialUtility, self).__init__(" Tutorial Utility " ,</text:p>
      <text:p text:style-name="P50"><text:s text:c="20"/>("--mult_1", "--pow_1" ),<text:span text:style-name="T10"> # required argument flags</text:span></text:p>
      <text:p text:style-name="P50"><text:s text:c="20"/>("--mult_2", "--pow_2","--const"), <text:span text:style-name="T10"># optional argument flags</text:span></text:p>
      <text:p text:style-name="P50"><text:s text:c="21"/>"replace with help") </text:p>
      <text:p text:style-name="P17">code sample 3: __init__ with modified super function </text:p>
      <text:p text:style-name="P17"><text:s text:c="14"/></text:p>
      <text:p text:style-name="P16"/>
      <text:p text:style-name="P16"><text:tab/>This makes “--mult_1” and “--pow_1” required for to execute fully<text:span text:style-name="T12">(sample output 3 shows what happens if reqired argumetns are not provided</text:span> while “--mult_2”, “--pow_2”, and “--const” are optional. Once __init__ has run, and if all required arguments are set then, the values of the arguments are accessible via self.commands dictonary, with the flags as the keys (ie. self.commands[“--mult_1”] will be the value provided to “--mult_1” at the command line). <text:span text:style-name="T17">Flags can be any non empty string, so the “--” before everything is just style. </text:span></text:p>
      <text:p text:style-name="P16"/>
      <text:p text:style-name="P29"><text:tab/>At the command line <text:span text:style-name="T18">flags</text:span> and arguments have to be formated lint this &lt;flag&gt;=&lt;value&gt;</text:p>
      <text:p text:style-name="P16"/>
      <text:p text:style-name="cmdline">$ python tutorial.py </text:p>
      <text:p text:style-name="cmdline">------------------------------- Tutorial Utility ------------------------------- </text:p>
      <text:p text:style-name="cmdline">missing flag: a required flag is unset </text:p>
      <text:p text:style-name="cmdline"><text:tab/>(--mult_1) [try &lt;--help&gt; for info on running utility] </text:p>
      <text:p text:style-name="cmdline">missing flag: a required flag is unset </text:p>
      <text:p text:style-name="cmdline"><text:tab/>(--pow_1) [try &lt;--help&gt; for info on running utility] </text:p>
      <text:p text:style-name="cmdline"><text:s text:c="22"/>*** the utility was unsuccessful *** <text:s text:c="21"/></text:p>
      <text:p text:style-name="cmdline">------------------------------------ exiting -----------------------------------</text:p>
      <text:p text:style-name="P20">sample output 3: missing flag errors</text:p>
      <text:p text:style-name="P20"/>
      <text:p text:style-name="P18"><text:tab/>we can see the flags given the the utility with self.commands.keys() which returns a list of the command line flags given to the utility for a particular instance. if we add:</text:p>
      <text:p text:style-name="P18"/>
      <text:p text:style-name="codesample">for key in self.commands.keys():</text:p>
      <text:p text:style-name="codesample"><text:s text:c="12"/>print key + " = " + self.commands[key]</text:p>
      <text:p text:style-name="codesample">code sample 4: loop through provided flag values.</text:p>
      <text:p text:style-name="P24">Code sample 4</text:p>
      <text:p text:style-name="P19"><text:tab/><text:tab/></text:p>
      <text:p text:style-name="P19"><text:tab/>We will get a list of the flags used at the command line, <text:span text:style-name="T13">as seen in sample output 4:</text:span></text:p>
      <text:p text:style-name="P18"/>
      <text:p text:style-name="cmdline">$ python tutorial.py --mult_1=5 --pow_1=2 --const=10 </text:p>
      <text:p text:style-name="cmdline">------------------------------- Tutorial Utility ------------------------------- </text:p>
      <text:p text:style-name="cmdline">--mult_1 = 5 </text:p>
      <text:p text:style-name="cmdline">--const = 10 </text:p>
      <text:p text:style-name="cmdline">--pow_1 = 2 </text:p>
      <text:p text:style-name="cmdline">the random # is 18 </text:p>
      <text:p text:style-name="cmdline">---------------------------utitily has run sucessfully--------------------------</text:p>
      <text:p text:style-name="P23">sample output 4</text:p>
      <text:p text:style-name="P23"/>
      <text:p text:style-name="P21"><text:tab/></text:p>
      <text:p text:style-name="P61"><text:tab/></text:p>
      <text:p text:style-name="P61"><text:soft-page-break/><text:span text:style-name="T15"><text:tab/>N</text:span>ow lets do something with our command line values, <text:span text:style-name="T14">but first we have to remember that all of the values returned from are dictionary are strings, so when we use them we have to convert their types when we use them. </text:span></text:p>
      <text:p text:style-name="P25"><text:tab/></text:p>
      <text:p text:style-name="P25"><text:tab/>Let's start with the required arguments. These are easily accessible with self.commands[&lt;key&gt;]. It returns strings by default, but we can change it by setting self.commands.return_func to a function. Self.commands has stringify(default), intify, and floatify proviede to convert to strings, ints or floats. We can also set our own function which we will do later. Code sample 5 show a modified main function taking advantage of the self.commads features. <text:s/></text:p>
      <text:p text:style-name="P22"/>
      <text:p text:style-name="codesample"><text:s text:c="4"/>def main(self):</text:p>
      <text:p text:style-name="codesample"><text:s text:c="8"/>"""</text:p>
      <text:p text:style-name="codesample"><text:s text:c="12"/>body of utility</text:p>
      <text:p text:style-name="codesample"><text:s text:c="8"/>"""</text:p>
      <text:p text:style-name="codesample"><text:s text:c="8"/>#~ for key in self.commands.keys():</text:p>
      <text:p text:style-name="codesample"><text:s text:c="12"/>#~ print key + " = " + self.commands[key]</text:p>
      <text:p text:style-name="codesample"><text:s text:c="8"/></text:p>
      <text:p text:style-name="codesample"><text:s text:c="8"/>num = randint(0,99)</text:p>
      <text:p text:style-name="codesample"><text:s text:c="8"/>print "the random # is " + str(num)</text:p>
      <text:p text:style-name="codesample"><text:s text:c="8"/></text:p>
      <text:p text:style-name="codesample"><text:s text:c="8"/># create a string representation of our equation</text:p>
      <text:p text:style-name="codesample"><text:s text:c="8"/>eq = self.commands["--mult_1"] + "(" + str(num) + "^" + \</text:p>
      <text:p text:style-name="codesample"><text:s text:c="13"/>self.commands["--pow_1"] + ")" </text:p>
      <text:p text:style-name="codesample"><text:s text:c="8"/></text:p>
      <text:p text:style-name="codesample"><text:s text:c="8"/># sets commands.return_func to intify which has commands[] operator</text:p>
      <text:p text:style-name="codesample"><text:s text:c="8"/># return int representations of the value. Floatify and </text:p>
      <text:p text:style-name="codesample"><text:s text:c="8"/># stringify(default) are also defined, or you can set your own </text:p>
      <text:p text:style-name="codesample"><text:s text:c="8"/># function(more on this later)</text:p>
      <text:p text:style-name="codesample"><text:s text:c="8"/>self.commands.return_func = self.commands.intify</text:p>
      <text:p text:style-name="codesample"><text:s text:c="8"/>ans = self.commands["--mult_1"] * (num ** self.commands["--pow_1"])</text:p>
      <text:p text:style-name="codesample"><text:s text:c="8"/></text:p>
      <text:p text:style-name="codesample"><text:s text:c="8"/>print <text:s/>eq + " = " + str(ans)</text:p>
      <text:p text:style-name="P27">code sample 5: main with self.commands being used</text:p>
      <text:p text:style-name="P27"/>
      <text:p text:style-name="P26"><text:tab/><text:span text:style-name="T16">If we were to not use “self.commands.return_func = self.commands.intify” we would have to convert each value with the int() converion function. Remember that changing commands.return_func is permanent so we have to change it every time we want it to do something different. Sample output 5 show what this code will do.</text:span></text:p>
      <text:p text:style-name="P26"/>
      <text:p text:style-name="cmdline">$ python tutorial.py --mult_1=5 --pow_1=1 </text:p>
      <text:p text:style-name="cmdline">------------------------------- Tutorial Utility ------------------------------- </text:p>
      <text:p text:style-name="cmdline">the random # is 17 </text:p>
      <text:p text:style-name="cmdline">5(17^1) = 85 </text:p>
      <text:p text:style-name="cmdline">---------------------------<text:span text:style-name="T19">utility</text:span> has run <text:span text:style-name="T19">successfully</text:span>--------------------------</text:p>
      <text:p text:style-name="P31">sample output 5</text:p>
      <text:p text:style-name="P26"/>
      <text:p text:style-name="P28"/>
      <text:p text:style-name="P28"/>
      <text:p text:style-name="P28"/>
      <text:p text:style-name="P28"/>
      <text:p text:style-name="P28"/>
      <text:p text:style-name="P28"/>
      <text:p text:style-name="P28"/>
      <text:p text:style-name="P28"><text:soft-page-break/></text:p>
      <text:p text:style-name="P28">Now lets access the optional arguments:</text:p>
      <text:p text:style-name="P28"/>
      <text:p text:style-name="codesample"># update equation for optional arguments</text:p>
      <text:p text:style-name="codesample"><text:s text:c="8"/>self.commands.return_func = self.commands.stringify</text:p>
      <text:p text:style-name="codesample"><text:s text:c="8"/>eq += " + " + self.commands["--mult_2"] + "(" + str(num) + "^" + \</text:p>
      <text:p text:style-name="codesample"><text:s text:c="13"/>self.commands["--pow_2"] + ") + " + self.commands["--constant"] </text:p>
      <text:p text:style-name="codesample"><text:s text:c="8"/></text:p>
      <text:p text:style-name="codesample"><text:s text:c="8"/>self.commands.return_func = self.commands.intify</text:p>
      <text:p text:style-name="codesample"><text:s text:c="8"/>ans += self.commands["--mult_2"] * (num ** self.commands["--pow_2"]) +\</text:p>
      <text:p text:style-name="codesample"><text:s text:c="15"/>self.commands["--constant"] </text:p>
      <text:p text:style-name="P33">code sample 6: <text:span text:style-name="T35">optional arguments</text:span></text:p>
      <text:p text:style-name="P30"/>
      <text:p text:style-name="P30"><text:tab/><text:span text:style-name="T20">This should update our output string with the correct formula and then calculate the correct answer, as in sample output 6.</text:span></text:p>
      <text:p text:style-name="P30"/>
      <text:p text:style-name="cmdline">$ python tutorial.py --mult_1=5 --pow_1=2 --mult_2=1 --pow_2=1 --const=42 </text:p>
      <text:p text:style-name="cmdline">------------------------------- Tutorial Utility ------------------------------- </text:p>
      <text:p text:style-name="cmdline">the random # is 35 </text:p>
      <text:p text:style-name="cmdline">5(35^2) + 1(35^1) + 42 = 6202 </text:p>
      <text:p text:style-name="cmdline">--------------------------utility has run successfully--------------------------</text:p>
      <text:p text:style-name="P66">sample output 6</text:p>
      <text:p text:style-name="P33"/>
      <text:p text:style-name="P32"><text:tab/><text:span text:style-name="T35">I</text:span>f we try this with out the optional flags set the utility will crash because they have no default values. <text:span text:style-name="T21">The crash is technically a python value error exception caused when we try to do arithmetic operations on one of our optional flag values. If the flag has not been set the dictionary returns the empty <text:s/>string which we cannot do math with.</text:span> We can fix this by creating our own functions to handle the default values. <text:span text:style-name="T35">We can add</text:span> my_stringify and my_intify to the class. They set the default value for a string or int to '0' or 0 respectively. I also replaced the <text:s/>commands.stringift and commands.intify with my functions. </text:p>
      <text:p text:style-name="P32"/>
      <text:p text:style-name="codesample"><text:s text:c="4"/>def my_stringify(self, value):</text:p>
      <text:p text:style-name="codesample"><text:s text:c="8"/>if value == "":</text:p>
      <text:p text:style-name="codesample"><text:s text:c="12"/>value = "0"</text:p>
      <text:p text:style-name="codesample"><text:s text:c="8"/>return str(value)</text:p>
      <text:p text:style-name="codesample"/>
      <text:p text:style-name="codesample"/>
      <text:p text:style-name="codesample"><text:s text:c="4"/>def my_intify(self, value):</text:p>
      <text:p text:style-name="codesample"><text:s text:c="8"/>if value == "":</text:p>
      <text:p text:style-name="codesample"><text:s text:c="12"/>value = 0</text:p>
      <text:p text:style-name="codesample"><text:s text:c="8"/>return int(value)</text:p>
      <text:p text:style-name="P36">code sameple 7: <text:span text:style-name="T35">New argument functions</text:span></text:p>
      <text:p text:style-name="P36"/>
      <text:p text:style-name="P35"><text:tab/>now we can leave the optional argumets out and the program will not crash, <text:span text:style-name="T22">and the answer will be correct</text:span></text:p>
      <text:p text:style-name="P34"/>
      <text:p text:style-name="cmdline">$ python tutorial.py --mult_1=5 --pow_1=2 --mult_2=1 </text:p>
      <text:p text:style-name="cmdline">------------------------------- Tutorial Utility ------------------------------- </text:p>
      <text:p text:style-name="cmdline">the random # is 5 </text:p>
      <text:p text:style-name="cmdline">5(5^2) + 1(5^0) + 0 = 126 </text:p>
      <text:p text:style-name="cmdline">--------------------------utility has run successfully--------------------------</text:p>
      <text:p text:style-name="P38">sample output 7</text:p>
      <text:p text:style-name="P37"><text:soft-page-break/><text:span text:style-name="T23"><text:tab/> Remember to change commands.return_func every time you want a different return type or default value.</text:span></text:p>
      <text:p text:style-name="P37"/>
      <text:p text:style-name="P39">I/O <text:span text:style-name="T37">overview</text:span></text:p>
      <text:p text:style-name="P39"/>
      <text:p text:style-name="P39"><text:tab/><text:span text:style-name="T25">N</text:span>ow that our utilities can interact with the command line, the next step is file I/O <text:span text:style-name="T24">for .csv files</text:span>. <text:span text:style-name="T24">CsvFile is a class defined in csv_lib.csv_file. The class was designed to represent a .csv file in the unities. <text:s/>When a file is loaded into a CsvFile object its columns and rows can be accessed like a two dimensional array. The first column is designed to always be a date-time object, with the others intended to be floating point data. This isn't a csv standard, there really isn't one, but it is the format that the csv_files that programs and utilities related to datapro use. See sample data 1.</text:span></text:p>
      <text:p text:style-name="P39"/>
      <text:p text:style-name="codesample"/>
      <text:p text:style-name="codesample">NGEE-Arctic Site A,</text:p>
      <text:p text:style-name="codesample">TIMESTAMP,Air Temperature @ 2.0 m</text:p>
      <text:p text:style-name="codesample">TZ=UTC+0,Degrees Celsius</text:p>
      <text:p text:style-name="codesample">,Avg</text:p>
      <text:p text:style-name="codesample">"2012-09-08 22:00:00",0.21</text:p>
      <text:p text:style-name="codesample">"2012-09-08 23:00:00",0.805</text:p>
      <text:p text:style-name="codesample">"2012-09-09 00:00:00",0.798</text:p>
      <text:p text:style-name="codesample">"2012-09-09 01:00:00",0.758</text:p>
      <text:p text:style-name="codesample">"2012-09-09 02:00:00",0.794</text:p>
      <text:p text:style-name="codesample">"2012-09-09 03:00:00",0.733</text:p>
      <text:p text:style-name="codesample">"2012-09-09 04:00:00",0.38</text:p>
      <text:p text:style-name="codesample">"2012-09-09 05:00:00",0.284</text:p>
      <text:p text:style-name="codesample">"2012-09-09 06:00:00",0.187</text:p>
      <text:p text:style-name="codesample">"2012-09-09 07:00:00",0.103</text:p>
      <text:p text:style-name="P40">Sample Data 1: <text:span text:style-name="T36">a csv file</text:span></text:p>
      <text:p text:style-name="P40"/>
      <text:p text:style-name="P41"><text:tab/>if we loaded this csv data into a CsvFile object called sampleData, sampleDate[0][1] would be us datetime.datetime(2012,9,8,23) and sampleDate[1][1] would be float(0.805). </text:p>
      <text:p text:style-name="P41"/>
      <text:p text:style-name="P41"><text:tab/><text:span text:style-name="T26">You can lode a csv file into a CsvFile object by improting the CsvFile and then doing somithing like this. my_file = csvf.CsvFile(“file.csv”, True). The first argumetn Is the file name and the second is if the file is required to exist(True) or not (False). A true answer will raise an excepiton if the file does not exist, and a false argument will created an empty file if it does not exist.</text:span></text:p>
      <text:p text:style-name="P41"/>
      <text:p text:style-name="P54">import csv_lib.csv_file as csvf</text:p>
      <text:p text:style-name="codesample"/>
      <text:p text:style-name="codesample">def load_a_file():</text:p>
      <text:p text:style-name="codesample"><text:tab/>try:</text:p>
      <text:p text:style-name="codesample"><text:tab/><text:tab/>my_file = csvf.CsvFile(“file.csv”, True)</text:p>
      <text:p text:style-name="codesample"><text:tab/>except IOError,e:</text:p>
      <text:p text:style-name="codesample"><text:tab/><text:tab/>print “file does not exist”</text:p>
      <text:p text:style-name="codesample"><text:tab/><text:tab/>return false</text:p>
      <text:p text:style-name="codesample"><text:tab/><text:span text:style-name="T27">return my_file</text:span></text:p>
      <text:p text:style-name="codesample"/>
      <text:p text:style-name="codesample">a_file = load_a_file()</text:p>
      <text:p text:style-name="codesample">if a_file != false:</text:p>
      <text:p text:style-name="codesample"><text:tab/>first_date = a_file[0][0]</text:p>
      <text:p text:style-name="codesample"><text:tab/><text:span text:style-name="T28">last_date = a_file[0][-1]</text:span></text:p>
      <text:p text:style-name="codesample"><text:tab/><text:span text:style-name="T28">first_data = a_file[1][0]</text:span></text:p>
      <text:p text:style-name="codesample"><text:tab/><text:span text:style-name="T28">last_data = a_file[1][0]</text:span></text:p>
      <text:p text:style-name="P57">code sample 8: load a file and <text:span text:style-name="T29">access</text:span> its data</text:p>
      <text:p text:style-name="P42"><text:soft-page-break/><text:tab/><text:span text:style-name="T37">We could set the second argument of the constructor to False, csvf.CsvFile(“file.csv”, False). This would create an empty csv file object for us to populate with data and header information. We have to set the header information because the default information is pretty uninformative. Code sample 9 demonstrates this.</text:span></text:p>
      <text:p text:style-name="P42"/>
      <text:p text:style-name="P55">import csv_lib.csv_file as csvf</text:p>
      <text:p text:style-name="P55">import datetime as dt</text:p>
      <text:p text:style-name="P55"/>
      <text:p text:style-name="P55">myfile = csvf.CsvFile("sample_rainfall.csv", False)</text:p>
      <text:p text:style-name="P55">#or mifile = csvf.CsvFile("sample_rainfall.csv") # second argument dafaults to false</text:p>
      <text:p text:style-name="P55"/>
      <text:p text:style-name="P55">if not myfile.exists(): # see if my file exists</text:p>
      <text:p text:style-name="P55"><text:s text:c="4"/>#the header should be a list of lists of strings</text:p>
      <text:p text:style-name="P55"><text:s text:c="4"/>header = [[ "daily rainfall\n"], #newlines are important</text:p>
      <text:p text:style-name="P55"><text:s text:c="14"/>["timestamp", "site a", "site b\n"],</text:p>
      <text:p text:style-name="P55"><text:s text:c="14"/>["", "cm", "cm\n"]]</text:p>
      <text:p text:style-name="P55"><text:s text:c="4"/>myfile.set_header(header)</text:p>
      <text:p text:style-name="P55"><text:s text:c="4"/></text:p>
      <text:p text:style-name="P55">dates = [dt.datetime(2014,7,1), dt.datetime(2014,7,2), dt.datetime(2014,7,3)]</text:p>
      <text:p text:style-name="P55">a = [5.2,4.1,3.0]</text:p>
      <text:p text:style-name="P55">b = [5.0,3.9,3.4]</text:p>
      <text:p text:style-name="P55"/>
      <text:p text:style-name="P55"/>
      <text:p text:style-name="P55">myfile.add_dates(dates)</text:p>
      <text:p text:style-name="P55"># or myfile.add_data(0,dates) #col, data</text:p>
      <text:p text:style-name="P55">myfile.add_data(1,a) #col, data</text:p>
      <text:p text:style-name="P55">myfile.add_data(2,b) #col, data</text:p>
      <text:p text:style-name="P55"/>
      <text:p text:style-name="P55"/>
      <text:p text:style-name="P55">myfile.<text:span text:style-name="T31">save</text:span>()</text:p>
      <text:p text:style-name="P56">#myfile.append()</text:p>
      <text:p text:style-name="P43">code sample 9: saving a file</text:p>
      <text:p text:style-name="P43"/>
      <text:p text:style-name="P44"><text:tab/><text:span text:style-name="T37">The data in dates, a, and b are written to the file. If this program were run again it would add the same data to the end the file. To prevent this and only add data with different data with a time stamp newer than the last one in a file use the append function.</text:span></text:p>
      <text:p text:style-name="P44"/>
      <text:p text:style-name="P44"><text:tab/><text:span text:style-name="T32">It should also be noted that we added two columns of actual data to the file. The CsvFile class is designed to support multiple data columns, so each time stamp can have multiple item associated with it.</text:span></text:p>
      <text:p text:style-name="P44"><text:tab/></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Monospace"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Standard">
      <style:paragraph-properties fo:text-align="start" style:justify-single-word="false" fo:background-color="#c0c0c0">
        <style:background-image/>
      </style:paragraph-properties>
      <style:text-properties style:font-name="Monospace" fo:font-family="Monospace" style:font-pitch="fixed" fo:font-size="10pt" officeooo:rsid="003af625" style:font-size-asian="10pt" style:font-size-complex="10pt"/>
    </style:style>
    <style:style style:name="cmdline" style:family="paragraph" style:parent-style-name="Standard">
      <style:paragraph-properties fo:text-align="start" style:justify-single-word="false" fo:background-color="#000000">
        <style:background-image/>
      </style:paragraph-properties>
      <style:text-properties fo:color="#ffffff" style:font-name="Monospace" fo:font-family="Monospace" style:font-pitch="fixed" fo:font-size="10pt" officeooo:rsid="003bd449"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07:53:54.391316901</meta:creation-date>
    <dc:date>2014-12-18T09:06:55.232989027</dc:date>
    <meta:editing-duration>PT9H11M4S</meta:editing-duration>
    <meta:editing-cycles>87</meta:editing-cycles>
    <meta:generator>LibreOffice/4.2.7.2$Linux_x86 LibreOffice_project/420m0$Build-2</meta:generator>
    <meta:document-statistic meta:table-count="0" meta:image-count="0" meta:object-count="0" meta:page-count="7" meta:paragraph-count="223" meta:word-count="2018" meta:character-count="13867" meta:non-whitespace-character-count="11145"/>
  </office:meta>
</office:document-meta>
</file>